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cutsTests.testUnionOfSettersAndG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intcutsTests.test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intcutsTests.testUnionOfSpecificG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intcutsTests.testSimpleInters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intcutsTests.testIntersectionOfSpecificGettersAndSubclassG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PointcutsTests.get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cutsTests.testUnionOfAllSettersAndSubclassSet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intcutsTests.test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intcutsTests.matches( Method m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